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3.3. ANUNCI</text:p>
      <text:p text:style-name="Standard"/>
      <text:p text:style-name="Standard">Document en què es posa una notícia en coneixement general del públic.</text:p>
      <text:p text:style-name="Standard"/>
      <text:p text:style-name="Standard"/>
      <text:p text:style-name="Standard">1.Identificació<text:tab/>ACADÈMIA CLAU DE FA </text:p>
      <text:p text:style-name="Standard"/>
      <text:p text:style-name="Standard">2.Títol <text:tab/><text:tab/>PREINSCRIPCIONS PER AL CURS 2004-2005</text:p>
      <text:p text:style-name="Standard"/>
      <text:p text:style-name="Standard"/>
      <text:p text:style-name="Standard">3.Cos<text:tab/><text:tab/><text:tab/>Feim públic que s'obre el termini de preinscripció de <text:tab/><text:tab/><text:tab/><text:tab/>l'acadèmia de música Clau de Fa per al curs 2004-2005</text:p>
      <text:p text:style-name="Standard"/>
      <text:p text:style-name="Standard">Termini d'inscripció: de l'1 al 10 de setembre, ambdós dies <text:tab/>inclosos.<text:tab/></text:p>
      <text:p text:style-name="Standard"/>
      <text:p text:style-name="Standard"/>
      <text:p text:style-name="Standard">Informació:</text:p>
      <text:p text:style-name="Standard">Lloc: acadèmia Clau de Fa</text:p>
      <text:p text:style-name="Standard">C/ Major, 24</text:p>
      <text:p text:style-name="Standard">MAÓ</text:p>
      <text:p text:style-name="Standard">Tel. 971 11 11 11</text:p>
      <text:p text:style-name="Standard">Horari: de dilluns a divendres, de 18 a 21 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1:31.210110014</meta:creation-date>
    <dc:date>2025-11-17T16:23:21.588303751</dc:date>
    <meta:editing-duration>PT1M51S</meta:editing-duration>
    <meta:editing-cycles>1</meta:editing-cycles>
    <meta:document-statistic meta:table-count="0" meta:image-count="0" meta:object-count="0" meta:page-count="1" meta:paragraph-count="12" meta:word-count="81" meta:character-count="467" meta:non-whitespace-character-count="387"/>
    <meta:generator>LibreOffice/24.2.7.2$Linux_X86_64 LibreOffice_project/420$Build-2</meta:generator>
  </office:meta>
</office:document-meta>
</file>